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Sous-titre" style:family="paragraph">
      <style:paragraph-properties fo:text-align="center"/>
    </style:style>
    <style:style style:name="P3" style:parent-style-name="Titre1" style:family="paragraph">
      <style:text-properties fo:language="en" fo:country="GB"/>
    </style:style>
    <style:style style:name="P4" style:parent-style-name="Normal" style:family="paragraph">
      <style:paragraph-properties fo:margin-bottom="0in"/>
      <style:text-properties fo:language="en" fo:country="GB"/>
    </style:style>
    <style:style style:name="P5" style:parent-style-name="Normal" style:family="paragraph">
      <style:paragraph-properties fo:margin-bottom="0in"/>
      <style:text-properties fo:language="en" fo:country="GB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margin-bottom="0in"/>
    </style:style>
    <style:style style:name="P8" style:parent-style-name="Normal" style:family="paragraph">
      <style:paragraph-properties fo:margin-bottom="0in"/>
    </style:style>
  </office:automatic-styles>
  <office:body>
    <office:text text:use-soft-page-breaks="true">
      <text:p text:style-name="P1">James Gouin et la banane sacrée</text:p>
      <text:p text:style-name="P2">La formidable aventure d’un Penguin<text:s/>presque normal</text:p>
      <text:p text:style-name="Normal"/>
      <text:h text:style-name="P3" text:outline-level="1">Groupe :<text:s/>Banana Team</text:h>
      <text:p text:style-name="P4">Margaux Divernois (INF2-DLMa)</text:p>
      <text:p text:style-name="P5">Steve Visinand (INF2-DLMb)</text:p>
      <text:p text:style-name="P6">Roman Yakovenko (INF2-DLMb)</text:p>
      <text:p text:style-name="P7"/>
      <text:p text:style-name="P8">Forge utilisée : Bitbucket</text:p>
      <text:h text:style-name="Titre1" text:outline-level="1">Synopsis :</text:h>
      <text:p text:style-name="Normal"><text:span text:style-name="Élevé">Ordre de mission pour James Gouin :<text:s/></text:span></text:p>
      <text:p text:style-name="Normal">Docteur fesses-qui-grattent, le méchant Singe, a volé la banane Sacrée ! Il est de ton devoir de la récupérer. Pour cela, nous t’envoyons en mission sur le très dangereux … Iceberg glacé, la base du monstrueux singe Docteur fesses-qui-grattent ! Tu as deux jours avant qu’il n’utilise la banane sacrée pour faire un délicieux banana split. Empêche-le ! Dans 1min, ce message glacé s’auto-fondera. Nous nierons tout lien avec cette mission. Vous êtes maintenant seul. Bonne chance.<text:s/></text:p>
      <text:h text:style-name="Titre1" text:outline-level="1">Concept :</text:h>
      <text:p text:style-name="Normal">Jeu d’infiltration<text:s/>en<text:s/>2D<text:s/>sans combats<text:s/>sous forme de puzzle game. Le joueur manipule un penguin agent-secret envoyé sur un iceberg pour récupérer la « banane sacrée » volée par un singe. Son personnage peut marcher et glisser dans les quatre directions. Il fera face à un niveau de tutoriel, 6 niveaux normaux et un niveau final. Il a pour objectif de récupérer des blocs de glace auprès du boss<text:s/>normal<text:s/>de chaque niveau afin de se créer un passage jusqu’à l’iceberg central abritant<text:s/>l’igloo du singe.<text:s/><text:s/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vernois Margaux</meta:initial-creator>
    <dc:creator>Divernois Margaux</dc:creator>
    <meta:creation-date>2014-10-02T09:16:00Z</meta:creation-date>
    <dc:date>2014-10-02T09:16:00Z</dc:date>
    <meta:template xlink:href="Normal" xlink:type="simple"/>
    <meta:editing-cycles>2</meta:editing-cycles>
    <meta:editing-duration>PT0S</meta:editing-duration>
    <meta:document-statistic meta:page-count="1" meta:paragraph-count="2" meta:word-count="194" meta:character-count="1264" meta:row-count="8" meta:non-whitespace-character-count="1072"/>
  </office:meta>
</office:document-meta>
</file>